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officeooo:rsid="00107b1b" officeooo:paragraph-rsid="00107b1b"/>
    </style:style>
    <style:style style:name="P2" style:family="paragraph" style:parent-style-name="Standard" style:list-style-name="L1">
      <style:text-properties officeooo:rsid="00107b1b" officeooo:paragraph-rsid="00107b1b"/>
    </style:style>
    <style:style style:name="P3" style:family="paragraph" style:parent-style-name="Standard" style:list-style-name="L1">
      <style:text-properties officeooo:rsid="0010f540" officeooo:paragraph-rsid="0010f540"/>
    </style:style>
    <style:style style:name="P4" style:family="paragraph" style:parent-style-name="Standard">
      <style:text-properties officeooo:rsid="0010f540" officeooo:paragraph-rsid="0010f540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rümmer – aktueller Stand</text:p>
      <text:p text:style-name="P1"/>
      <text:p text:style-name="P1">Bereits gemacht:</text:p>
      <text:p text:style-name="P1">Datenbereinigung:</text:p>
      <text:list xml:id="list878386687" text:style-name="L1">
        <text:list-item>
          <text:p text:style-name="P2">TEI Dokumente wurde zu csv konvertiert und zusammengefügt</text:p>
        </text:list-item>
        <text:list-item>
          <text:p text:style-name="P2">Liste mit gnd wird mit csv gemerged (Name als key)</text:p>
        </text:list-item>
        <text:list-item>
          <text:p text:style-name="P2">Duplikate entfernen</text:p>
          <text:list>
            <text:list-item>
              <text:p text:style-name="P2">Namen kommen teilweise mehrfach vor, aber haben unterschiedliche Biographien (Ergänzungen o.Ä.) → Lösung: Tabellenspalte “alternative_biography” bzw. “alternative_bibliography”, um die Daten nicht zu verlieren </text:p>
            </text:list-item>
          </text:list>
        </text:list-item>
        <text:list-item>
          <text:p text:style-name="P2">Spalte “Name” aufsplitten (LibreCalc Text to Column) in Nachname, Vorname, Zusatz, alternative_name</text:p>
          <text:list>
            <text:list-item>
              <text:p text:style-name="P2">hierbei beachten: den Originalnamen behalten und so sauber wie möglich halten (Trennungsstriche, Klammern o.Ä. entfernen und entsprechend in Zusatz oder Spalte alternative_name eintragen</text:p>
            </text:list-item>
            <text:list-item>
              <text:p text:style-name="P2">Adelstitel in “Zusatz” → dann möglicherweise kein Nachname</text:p>
            </text:list-item>
            <text:list-item>
              <text:p text:style-name="P2">für Zukunft: vorab festlegen, wie mit Titeln, Namenszusätzen wie “von” etc. umgegangen wird</text:p>
            </text:list-item>
            <text:list-item>
              <text:p text:style-name="P2">hat ein Eintrag mehrere Zusätze, dann trennen mit “;”</text:p>
            </text:list-item>
          </text:list>
        </text:list-item>
        <text:list-item>
          <text:p text:style-name="P3">Hinweis: trotz automatisierter Entfernung von Duplikaten können noch Doppellungen vorkommen, z.B. wenn der Name nicht exakt gleich geschrieben ist → </text:p>
          <text:list>
            <text:list-item>
              <text:p text:style-name="P3">wird aktuell manuell erkannt und gelöst</text:p>
            </text:list-item>
            <text:list-item>
              <text:p text:style-name="P3">manuelle Zusammenführung der Einträge; bei unterschiedlichen Biographien oder Bibliographien mit “;” zusammenführen</text:p>
            </text:list-item>
          </text:list>
        </text:list-item>
      </text:list>
      <text:p text:style-name="P4"/>
      <text:p text:style-name="P4">Noch Ausstehend:</text:p>
      <text:list xml:id="list153234835618203" text:continue-numbering="true" text:style-name="L1">
        <text:list-item>
          <text:p text:style-name="P3">Ortserkennung</text:p>
          <text:list>
            <text:list-item>
              <text:p text:style-name="P3">hierbei wurde der Ansatz überlegt, mit Recogito eine Liste an Ortsnamen zu erstellen und anhand dieser pro Person die Orte aus der Biographie zu ziehen</text:p>
            </text:list-item>
            <text:list-item>
              <text:p text:style-name="P3">Problem: Liste müsste noch manuell überarbeitet werden, da sie viele Einträge enthält, die keine Orte sind</text:p>
            </text:list-item>
            <text:list-item>
              <text:p text:style-name="P3">mögliche Lösung: mit KI → dennoch hoher (zeitlicher) Aufwand</text:p>
            </text:list-item>
          </text:list>
        </text:list-item>
        <text:list-item>
          <text:p text:style-name="P3">Spracherkennung</text:p>
          <text:list>
            <text:list-item>
              <text:p text:style-name="P3">Auch hier könnte eine KI Lösung benutzt werden, um eine Liste an Sprachen zu erstellen</text:p>
            </text:list-item>
            <text:list-item>
              <text:p text:style-name="P3">Textumfang ist sehr groß, daher ist der Versuch, mit KI die Sprachen direkt pro Eintrag zu erhalten, wieder mit viel zeitlichem Aufwand verbunden</text:p>
            </text:list-item>
          </text:list>
        </text:list-item>
        <text:list-item>
          <text:p text:style-name="P3">Umgang mit Werken: noch offen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14T15:11:40.067000000</meta:creation-date>
    <dc:date>2025-11-14T15:32:33.310000000</dc:date>
    <meta:editing-duration>PT8M3S</meta:editing-duration>
    <meta:editing-cycles>1</meta:editing-cycles>
    <meta:document-statistic meta:table-count="0" meta:image-count="0" meta:object-count="0" meta:page-count="1" meta:paragraph-count="24" meta:word-count="269" meta:character-count="1825" meta:non-whitespace-character-count="1597"/>
    <meta:generator>LibreOffice/7.3.2.2$Windows_X86_64 LibreOffice_project/49f2b1bff42cfccbd8f788c8dc32c1c309559be0</meta:generator>
  </office:meta>
</office:document-meta>
</file>